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83in" style:contextual-spacing="false"/>
      <style:text-properties officeooo:rsid="000dea2b" officeooo:paragraph-rsid="000dea2b"/>
    </style:style>
    <style:style style:name="P2" style:family="paragraph" style:parent-style-name="Standard">
      <style:paragraph-properties fo:margin-top="0in" fo:margin-bottom="0.0783in" style:contextual-spacing="false"/>
      <style:text-properties officeooo:rsid="0010d4da" officeooo:paragraph-rsid="0010d4da" fo:background-color="#ffff00"/>
    </style:style>
    <style:style style:name="T1" style:family="text">
      <style:text-properties officeooo:rsid="000f3272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ghlight<text:span text:style-name="T3"> tes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3T14:50:58.951000000</meta:creation-date>
    <meta:editing-cycles>5</meta:editing-cycles>
    <meta:editing-duration>PT13M45S</meta:editing-duration>
    <dc:title>Document met titel</dc:title>
    <dc:date>2022-10-17T19:28:21.282110026</dc:date>
    <meta:generator>LibreOfficeDev/7.5.0.0.alpha0$Linux_X86_64 LibreOffice_project/be181f7fdc88a26bb7c23ee7abc17c9c958f5ecf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